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C000000F0DA3D7BB3115EC598.png" manifest:media-type="image/png"/>
  <manifest:file-entry manifest:full-path="Pictures/10000201000000770000002B0941174E5A16F7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5.921cm" fo:margin-left="-0.206cm" fo:margin-top="0cm" fo:margin-bottom="0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6.13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1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>
        <style:tab-stops>
          <style:tab-stop style:position="15.981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15.981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color="#00000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b3861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194240" officeooo:paragraph-rsid="00194240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19baef" officeooo:paragraph-rsid="0019baef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1c059f" officeooo:paragraph-rsid="001c059f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94240" officeooo:paragraph-rsid="00194240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9baef" officeooo:paragraph-rsid="0019baef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normal" officeooo:rsid="001c059f" officeooo:paragraph-rsid="001c059f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normal" officeooo:rsid="0019baef" officeooo:paragraph-rsid="001d25fc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c059f" officeooo:paragraph-rsid="001c059f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weight="bold" officeooo:rsid="0019baef" officeooo:paragraph-rsid="0019baef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weight="normal" officeooo:rsid="00194240" officeooo:paragraph-rsid="001d25fc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weight="normal" officeooo:rsid="001b3861" officeooo:paragraph-rsid="001c059f" style:font-weight-asian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5.981cm" style:type="right"/>
        </style:tab-stops>
      </style:paragraph-properties>
      <style:text-properties officeooo:rsid="001b3861" officeooo:paragraph-rsid="001b3861"/>
    </style:style>
    <style:style style:name="P2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>
        <style:tab-stops>
          <style:tab-stop style:position="15.981cm" style:type="right"/>
        </style:tab-stops>
      </style:paragraph-properties>
      <style:text-properties fo:font-size="30pt" fo:font-weight="bold" style:font-size-asian="30pt" style:font-weight-asian="bold" style:font-size-complex="30pt"/>
    </style:style>
    <style:style style:name="T1" style:family="text">
      <style:text-properties style:text-position="super 58%"/>
    </style:style>
    <style:style style:name="T2" style:family="text">
      <style:text-properties officeooo:rsid="0015ecb5"/>
    </style:style>
    <style:style style:name="T3" style:family="text">
      <style:text-properties officeooo:rsid="0019bae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4240" style:font-weight-asian="normal" style:font-weight-complex="normal"/>
    </style:style>
    <style:style style:name="T6" style:family="text">
      <style:text-properties officeooo:rsid="001b3861"/>
    </style:style>
    <style:style style:name="T7" style:family="text">
      <style:text-properties officeooo:rsid="001d25fc"/>
    </style:style>
    <style:style style:name="T8" style:family="text">
      <style:text-properties officeooo:rsid="00216a5c"/>
    </style:style>
    <style:style style:name="T9" style:family="text">
      <style:text-properties officeooo:rsid="00217370"/>
    </style:style>
    <style:style style:name="T10" style:family="text">
      <style:text-properties officeooo:rsid="00235d74"/>
    </style:style>
    <style:style style:name="T11" style:family="text">
      <style:text-properties officeooo:rsid="00243881"/>
    </style:style>
    <style:style style:name="T12" style:family="text">
      <style:text-properties officeooo:rsid="002482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EMIZ EVREN</text:p>
      <text:p text:style-name="P3"><text:span text:style-name="T8">a</text:span>cceptance criteria for - R3/<text:span text:style-name="T8">R12 to R1 -</text:span> recovery of</text:p>
      <text:p text:style-name="P3"><text:span text:style-name="T8">s</text:span>crap plastics EWC 19.12.04 // <text:span text:style-name="T9">materials code 99180xx</text:span></text:p>
      <text:p text:style-name="P3">Rev 18<text:span text:style-name="T11">3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CRITERIA</text:p>
            </table:table-cell>
            <table:table-cell table:style-name="Table1.A1" office:value-type="string">
              <text:p text:style-name="P9">ACCEPTABLE</text:p>
            </table:table-cell>
            <table:table-cell table:style-name="Table1.A1" office:value-type="string">
              <text:p text:style-name="P9">NOT ACCEPTABLE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0">EWC CODES</text:p>
          </table:table-cell>
          <table:table-cell table:style-name="Table1.A1" office:value-type="string">
            <text:p text:style-name="P7">19.12.04</text:p>
          </table:table-cell>
          <table:table-cell table:style-name="Table1.A1" office:value-type="string">
            <text:p text:style-name="P7">ALL THE OTHER EWC CODES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MATERIALS</text:span> INCLUDED</text:p>
          </table:table-cell>
          <table:table-cell table:style-name="Table1.A1" office:value-type="string">
            <text:p text:style-name="P7">SELECTED MIXED PLASTICS</text:p>
          </table:table-cell>
          <table:table-cell table:style-name="Table1.A1" office:value-type="string">
            <text:p text:style-name="P5">PLASTIC‐COATED (LAMINATED) PAPER AND PAPERBOARD (COMPOSITE BOARD)</text:p>
            <text:p text:style-name="P4"/>
            <text:p text:style-name="P5">PVC</text:p>
            <text:p text:style-name="P4"/>
            <text:p text:style-name="P5">WASTE POLYMER ETHERS AND NON‐HAZARDOUS MONOMER ETHERS INCAPABLE OF FORMING PEROXIDES</text:p>
            <text:p text:style-name="P4"/>
            <text:p text:style-name="P5">GROUND PLASTICS (E.G. DEGASSED PU FOAM) THAT HAVE BEEN USED AS AN ABSORBENT FOR OIL AND HAZARDOUS CHEMICALS AND ARE THEREFORE CONTAMINATED</text:p>
            <text:p text:style-name="P4"/>
            <text:p text:style-name="P5">PLASTIC FRACTIONS FROM PROCESSING OF ELECTRICAL AND ELECTRONIC EQUIPMENT </text:p>
            <text:p text:style-name="P4"/>
            <text:p text:style-name="P5">EMPTIED PLASTIC PACKAGES THAT CONTAINED SUBSTANCES AND PREPARATIONS THAT UNDER CHEMICALS LAWS ARE REQUIRED TO BE MARKED WITH THE HAZARD SYMBOL “E” (EXPLOSIVE)</text:p>
            <text:p text:style-name="P4"/>
            <text:p text:style-name="P5">CLEAN AGRICULTURAL PLASTICS CONTAMINATED WITH STRAW OR SOIL ETC.</text:p>
            <text:p text:style-name="P4"/>
            <text:p text:style-name="P5">PLASTIC FOAM CONTAINING FULLY OR PARTIALLY HALOGENATED CFCS</text:p>
            <text:p text:style-name="P4"/>
            <text:p text:style-name="P5">FRAGMENTS OF POLYPROPYLENE‐LEAD‐ACID BATTERY CASES, TO THE EXTENT NOT CLEANED</text:p>
            <text:p text:style-name="P4"/>
            <text:p text:style-name="P5">POLYURETHANE (PU) FOAM INSULATING WASTE (E.G. FROM REFRIGERATORS) OR OTHER PU FOAM THAT WAS FOAMED WITH <text:soft-page-break/>CFC OR WITH HCFC, HFC OR FLUOROCARBONS</text:p>
            <text:p text:style-name="P4"/>
            <text:p text:style-name="P5">PMMA VARNISH</text:p>
            <text:p text:style-name="P4"/>
            <text:p text:style-name="P5">RESINS THAT ARE NOT FULLY CURED</text:p>
            <text:p text:style-name="P4"/>
            <text:p text:style-name="P5">WASTE PLASTIC OR RESIN WITH HAZARDOUS CONTAMINATION</text:p>
            <text:p text:style-name="P4"/>
            <text:p text:style-name="P5">METALS, <text:span text:style-name="T7">WOOD, OTHER CONTAMINANTS</text:span></text:p>
          </table:table-cell>
        </table:table-row>
        <table:table-row table:style-name="Table1.1">
          <table:table-cell table:style-name="Table1.A1" office:value-type="string">
            <text:p text:style-name="P10">PACKING</text:p>
            <text:p text:style-name="P21">(*) SEE NOTE</text:p>
          </table:table-cell>
          <table:table-cell table:style-name="Table1.A1" office:value-type="string">
            <text:p text:style-name="P7">BALES</text:p>
            <text:p text:style-name="P7">BIGBAGS</text:p>
            <text:p text:style-name="P7">BULK</text:p>
            <text:p text:style-name="P7"/>
            <text:p text:style-name="P7">DENSITY <text:span text:style-name="T2">&gt;= </text:span>350 KG/M<text:span text:style-name="T1">3</text:span> </text:p>
          </table:table-cell>
          <table:table-cell table:style-name="Table1.A1" office:value-type="string">
            <text:p text:style-name="P7">LIQUID</text:p>
            <text:p text:style-name="P7">SEMI-LIQUID</text:p>
            <text:p text:style-name="P7"/>
            <text:p text:style-name="P7">DENSITY <text:span text:style-name="T2">&lt;</text:span> 350 KG/M<text:span text:style-name="T1">3</text:span></text:p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SIZE OF INDIVIDUAL PLASTICS PIECES</text:p>
            <text:p text:style-name="P21">(*) SEE NOTE</text:p>
          </table:table-cell>
          <table:table-cell table:style-name="Table1.A1" office:value-type="string">
            <text:p text:style-name="P7"><text:span text:style-name="T10">10</text:span> CM <text:span text:style-name="T10">+/- 20%</text:span></text:p>
          </table:table-cell>
          <table:table-cell table:style-name="Table1.A1" office:value-type="string">
            <text:p text:style-name="P7">ALL OTHER SIZES</text:p>
          </table:table-cell>
        </table:table-row>
        <table:table-row table:style-name="Table1.1">
          <table:table-cell table:style-name="Table1.A1" office:value-type="string">
            <text:p text:style-name="P11">LOWER HEATING VALUE</text:p>
          </table:table-cell>
          <table:table-cell table:style-name="Table1.A1" office:value-type="string">
            <text:p text:style-name="P14">&gt;= 24 MJ/KG</text:p>
          </table:table-cell>
          <table:table-cell table:style-name="Table1.A1" office:value-type="string">
            <text:p text:style-name="P14">&lt; 24 MJ/KG</text:p>
          </table:table-cell>
        </table:table-row>
        <table:table-row table:style-name="Table1.1">
          <table:table-cell table:style-name="Table1.A7" office:value-type="string">
            <text:p text:style-name="P11">MOISTURE</text:p>
          </table:table-cell>
          <table:table-cell table:style-name="Table1.A7" office:value-type="string">
            <text:p text:style-name="P14">&lt;= 15%</text:p>
          </table:table-cell>
          <table:table-cell table:style-name="Table1.A7" office:value-type="string">
            <text:p text:style-name="P14">&gt; 15%</text:p>
          </table:table-cell>
        </table:table-row>
        <table:table-row table:style-name="Table1.1">
          <table:table-cell table:style-name="Table1.A7" office:value-type="string">
            <text:p text:style-name="P12">ASHES</text:p>
          </table:table-cell>
          <table:table-cell table:style-name="Table1.A7" office:value-type="string">
            <text:p text:style-name="P15">&lt;= 25%</text:p>
          </table:table-cell>
          <table:table-cell table:style-name="Table1.A7" office:value-type="string">
            <text:p text:style-name="P15">&gt; 25%</text:p>
          </table:table-cell>
        </table:table-row>
        <table:table-row table:style-name="Table1.1">
          <table:table-cell table:style-name="Table1.A7" office:value-type="string">
            <text:p text:style-name="P11">CHLORINE</text:p>
          </table:table-cell>
          <table:table-cell table:style-name="Table1.A7" office:value-type="string">
            <text:p text:style-name="P15">&lt; 0.<text:span text:style-name="T10">75</text:span>%</text:p>
          </table:table-cell>
          <table:table-cell table:style-name="Table1.A7" office:value-type="string">
            <text:p text:style-name="P15">&gt;= 0.<text:span text:style-name="T12">75</text:span>%</text:p>
          </table:table-cell>
        </table:table-row>
        <table:table-row table:style-name="Table1.1">
          <table:table-cell table:style-name="Table1.A7" office:value-type="string">
            <text:p text:style-name="P12">ANTIMONY</text:p>
            <text:p text:style-name="P19">ARSENIC</text:p>
            <text:p text:style-name="P19">LEAD</text:p>
            <text:p text:style-name="P19">CADMIUM</text:p>
            <text:p text:style-name="P19">CHROME</text:p>
            <text:p text:style-name="P19">COBALT</text:p>
            <text:p text:style-name="P19">COPPER</text:p>
            <text:p text:style-name="P19">MANGANESE</text:p>
            <text:p text:style-name="P19">MERCURY</text:p>
            <text:p text:style-name="P19">NICHEL</text:p>
            <text:p text:style-name="P19">TALLIUM</text:p>
            <text:p text:style-name="P19">VANADIUM</text:p>
            <text:p text:style-name="P19">TIN</text:p>
            <text:p text:style-name="P19">ZINC</text:p>
          </table:table-cell>
          <table:table-cell table:style-name="Table1.A7" office:value-type="string">
            <text:p text:style-name="P17">WITHIN THE LIMITS OF</text:p>
            <text:p text:style-name="P20">EU REG 1357/2014 <text:span text:style-name="T3">AND </text:span>1272/2008</text:p>
          </table:table-cell>
          <table:table-cell table:style-name="Table1.A7" office:value-type="string">
            <text:p text:style-name="P15">ABOVE THE <text:span text:style-name="T4">LIMITS OF </text:span><text:span text:style-name="T5">EU REG 1357/2014 </text:span><text:span text:style-name="T4">AND </text:span><text:span text:style-name="T5">1272/2008</text:span></text:p>
          </table:table-cell>
        </table:table-row>
        <table:table-row table:style-name="Table1.1">
          <table:table-cell table:style-name="Table1.A7" office:value-type="string">
            <text:p text:style-name="P13">OTHER</text:p>
          </table:table-cell>
          <table:table-cell table:style-name="Table1.A7" office:value-type="string">
            <text:p text:style-name="P16">NOT SMELLY, NOT DUSTY, NOT DRIPPING</text:p>
          </table:table-cell>
          <table:table-cell table:style-name="Table1.A7" office:value-type="string">
            <text:p text:style-name="P18">SMELLY, DUSTY, DRIPPING</text:p>
          </table:table-cell>
        </table:table-row>
      </table:table>
      <text:p text:style-name="P22">(*) NOTE: AS AN EXCEPTION TO FORM FACTOR, DIMENSIONAL AND SIZE CRITERIA, SOME MATERIALS CAN BE ACCEPTED WHEN THEY ARE FULLY RECOGNIZABLE AND HOMOGENEOUS. MUST BE EVALUATED CASE BY CA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Roboto" fo:font-size="10pt" fo:language="en" fo:country="US" fo:font-style="normal" style:text-underline-style="none" fo:font-weight="normal" style:letter-kerning="true" style:font-name-asian="Roboto1" style:font-size-asian="10pt" style:language-asian="zh" style:country-asian="CN" style:font-style-asian="normal" style:font-weight-asian="normal" style:font-name-complex="Roboto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Roboto" fo:font-size="10pt" fo:language="en" fo:country="US" fo:font-style="normal" style:text-underline-style="none" fo:font-weight="normal" style:letter-kerning="true" style:font-name-asian="Roboto1" style:font-size-asian="10pt" style:language-asian="zh" style:country-asian="CN" style:font-style-asian="normal" style:font-weight-asian="normal" style:font-name-complex="Robo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e1" text:anchor-type="paragraph" svg:width="3.149cm" svg:height="1.138cm" draw:z-index="1"><draw:image xlink:href="Pictures/10000201000000770000002B0941174E5A16F7C9.png" xlink:type="simple" xlink:show="embed" xlink:actuate="onLoad" loext:mime-type="image/png"/></draw:frame><draw:frame draw:style-name="Mfr2" draw:name="Immagine2" text:anchor-type="paragraph" svg:x="14.476cm" svg:y="0.026cm" svg:width="1.258cm" svg:height="1.127cm" draw:z-index="3"><draw:image xlink:href="Pictures/100002010000010C000000F0DA3D7BB3115EC598.png" xlink:type="simple" xlink:show="embed" xlink:actuate="onLoad" loext:mime-type="image/png"/></draw:frame><draw:frame draw:style-name="Mfr2" draw:name="Immagine3" text:anchor-type="paragraph" svg:x="-0.295cm" svg:y="0.053cm" svg:width="1.166cm" svg:height="1.044cm" draw:z-index="5"><draw:image xlink:href="Pictures/100002010000010C000000F0DA3D7BB3115EC598.png" xlink:type="simple" xlink:show="embed" xlink:actuate="onLoad" loext:mime-type="image/png"/></draw:frame></text:p>
        <text:p text:style-name="MP1"/>
        <text:p text:style-name="MP1"/>
      </style:header>
      <style:footer>
        <text:p text:style-name="Horizontal_20_Line"/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13T17:25:23.068310669</dc:date>
    <meta:editing-duration>PT31M44S</meta:editing-duration>
    <meta:editing-cycles>12</meta:editing-cycles>
    <meta:document-statistic meta:table-count="1" meta:image-count="3" meta:object-count="0" meta:page-count="2" meta:paragraph-count="73" meta:word-count="310" meta:character-count="1929" meta:non-whitespace-character-count="1689"/>
  </office:meta>
</office:document-meta>
</file>